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d43" officeooo:paragraph-rsid="000e7d43"/>
    </style:style>
    <style:style style:name="P2" style:family="paragraph" style:parent-style-name="Standard">
      <style:text-properties officeooo:rsid="000fb692" officeooo:paragraph-rsid="000fb692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fb692" officeooo:paragraph-rsid="000fb692"/>
    </style:style>
    <style:style style:name="P4" style:family="paragraph" style:parent-style-name="Preformatted_20_Text">
      <style:text-properties fo:color="#000000" style:font-name="DejaVu Sans Mono" officeooo:rsid="000e7d43" officeooo:paragraph-rsid="000e7d43"/>
    </style:style>
    <style:style style:name="P5" style:family="paragraph" style:parent-style-name="Preformatted_20_Text">
      <style:text-properties fo:color="#000000" style:font-name="DejaVu Sans Mono" officeooo:rsid="000fb692" officeooo:paragraph-rsid="000fb692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7" style:family="paragraph" style:parent-style-name="Preformatted_20_Text">
      <style:text-properties fo:color="#000000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style:font-name="DejaVu Sans Mono"/>
    </style:style>
    <style:style style:name="T4" style:family="text">
      <style:text-properties fo:color="#0000ff" style:font-name="DejaVu Sans Mono"/>
    </style:style>
    <style:style style:name="T5" style:family="text">
      <style:text-properties officeooo:rsid="001096a2"/>
    </style:style>
    <style:style style:name="T6" style:family="text">
      <style:text-properties fo:color="#008080"/>
    </style:style>
    <style:style style:name="T7" style:family="text">
      <style:text-properties fo:color="#008080" style:font-name="DejaVu Sans Mono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Заметим, что если степень четная, то в таком случае можно переписать возведение следующим образом: <draw:frame draw:style-name="fr1" draw:name="Объект1" text:anchor-type="as-char" svg:y="-0.437cm" svg:width="1.845cm" svg:height="0.557cm" draw:z-index="0"><draw:object xlink:href="./Object 1" xlink:type="simple" xlink:show="embed" xlink:actuate="onLoad"/><draw:image xlink:href="./ObjectReplacements/Object 1" xlink:type="simple" xlink:show="embed" xlink:actuate="onLoad"/></draw:frame>. Таким образом, можно посчитать сначала <draw:frame draw:style-name="fr1" draw:name="Объект2" text:anchor-type="as-char" svg:y="-0.437cm" svg:width="0.557cm" svg:height="0.527cm" draw:z-index="1"><draw:object xlink:href="./Object 2" xlink:type="simple" xlink:show="embed" xlink:actuate="onLoad"/><draw:image xlink:href="./ObjectReplacements/Object 2" xlink:type="simple" xlink:show="embed" xlink:actuate="onLoad"/></draw:frame>, а после этого возвести полученное число в квадрат. Таким образом, мы уменьшаем степень каждую итерацию в 2 раза, а это значит, что нам потребуется всего лишь <draw:frame draw:style-name="fr1" draw:name="Объект3" text:anchor-type="as-char" svg:y="-0.386cm" svg:width="1.466cm" svg:height="0.54cm" draw:z-index="2"><draw:object xlink:href="./Object 3" xlink:type="simple" xlink:show="embed" xlink:actuate="onLoad"/><draw:image xlink:href="./ObjectReplacements/Object 3" xlink:type="simple" xlink:show="embed" xlink:actuate="onLoad"/></draw:frame>перемножений (возведений в квадрат).</text:p>
      <text:p text:style-name="P1"><text:tab/>Если же степень нечетная, что логика такая же: <draw:frame draw:style-name="fr1" draw:name="Объект4" text:anchor-type="as-char" svg:y="-0.437cm" svg:width="2.648cm" svg:height="0.557cm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1"/>
      <text:p text:style-name="P4"><text:span text:style-name="T1">long long </text:span>fast_pow(<text:span text:style-name="T1">int </text:span>a, <text:span text:style-name="T1">int </text:span>n) {</text:p>
      <text:p text:style-name="P7"><text:s text:c="4"/><text:span text:style-name="T2">if</text:span><text:span text:style-name="T3">(n == </text:span><text:span text:style-name="T4">1</text:span><text:span text:style-name="T3">) </text:span><text:span text:style-name="T2">return </text:span><text:span text:style-name="T3">a;</text:span></text:p>
      <text:p text:style-name="P7"><text:s text:c="4"/><text:span text:style-name="T2">if</text:span><text:span text:style-name="T3">(n % </text:span><text:span text:style-name="T4">2 </text:span><text:span text:style-name="T3">== </text:span><text:span text:style-name="T4">0</text:span><text:span text:style-name="T3">) {</text:span></text:p>
      <text:p text:style-name="P7"><text:s text:c="8"/><text:span text:style-name="T2">auto </text:span><text:span text:style-name="T3">s = fast_pow(a, n / </text:span><text:span text:style-name="T4">2</text:span><text:span text:style-name="T3">);</text:span></text:p>
      <text:p text:style-name="P7"><text:s text:c="8"/><text:span text:style-name="T2">return </text:span><text:span text:style-name="T3">s * s;</text:span></text:p>
      <text:p text:style-name="P7"><text:s text:c="4"/><text:span text:style-name="T3">} </text:span><text:span text:style-name="T2">else </text:span><text:span text:style-name="T3">{</text:span></text:p>
      <text:p text:style-name="P7"><text:s text:c="8"/><text:span text:style-name="T2">auto </text:span><text:span text:style-name="T3">s = fast_pow(a, n-</text:span><text:span text:style-name="T4">1</text:span><text:span text:style-name="T3">);</text:span></text:p>
      <text:p text:style-name="P7"><text:s text:c="8"/><text:span text:style-name="T2">return </text:span><text:span text:style-name="T3">s * a;</text:span></text:p>
      <text:p text:style-name="P7"><text:s text:c="4"/><text:span text:style-name="T3">}</text:span></text:p>
      <text:p text:style-name="P6">}</text:p>
      <text:p text:style-name="P1"/>
      <text:p text:style-name="P2">Задача 2.</text:p>
      <text:p text:style-name="P2"><text:tab/><text:span text:style-name="T5">Прием, который потребуется в данной задаче называется схемой Горнера. Подробно о нем можно почитать например на русской Википедии: </text:span><text:a xlink:type="simple" xlink:href="https://ru.wikipedia.org/wiki/Схема_Горнера" text:style-name="Internet_20_link" text:visited-style-name="Visited_20_Internet_20_Link"><text:span text:style-name="T5">Схема Горнера</text:span></text:a><text:span text:style-name="T5">.</text:span></text:p>
      <text:p text:style-name="P2"><text:tab/><text:span text:style-name="T5">Основная идея заключается в том, что мы выносим за скобки иксы, где это возможно и начинаем подсчет с конца, каждый раз домножая на х и добавляя следующий коэфициент многочлена.</text:span></text:p>
      <text:p text:style-name="P2"/>
      <text:p text:style-name="P5"><text:span text:style-name="T1">double </text:span>gorner(<text:span text:style-name="T6">std</text:span>::<text:span text:style-name="T6">vector</text:span>&lt;<text:span text:style-name="T1">double</text:span>&gt; &amp;p, <text:span text:style-name="T1">double </text:span>x) {</text:p>
      <text:p text:style-name="P7"><text:s text:c="4"/><text:span text:style-name="T2">int </text:span><text:span text:style-name="T3">b = p.back();</text:span></text:p>
      <text:p text:style-name="P7"><text:s text:c="4"/><text:span text:style-name="T2">for</text:span><text:span text:style-name="T3">(</text:span><text:span text:style-name="T2">auto </text:span><text:span text:style-name="T3">it = p.rbegin() </text:span><text:span text:style-name="T7">+ </text:span><text:span text:style-name="T4">1</text:span><text:span text:style-name="T3">; it </text:span><text:span text:style-name="T7">!= </text:span><text:span text:style-name="T3">p.rend(); it</text:span><text:span text:style-name="T7">++</text:span><text:span text:style-name="T3">) {</text:span></text:p>
      <text:p text:style-name="P7"><text:s text:c="8"/><text:span text:style-name="T3">b = </text:span><text:span text:style-name="T7">*</text:span><text:span text:style-name="T3">it + b * x;</text:span></text:p>
      <text:p text:style-name="P7"><text:s text:c="4"/><text:span text:style-name="T3">}</text:span></text:p>
      <text:p text:style-name="P7"><text:s text:c="4"/><text:span text:style-name="T2">return </text:span><text:span text:style-name="T3">b;</text:span></text:p>
      <text:p text:style-name="P6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3:43:51.676337569</meta:creation-date>
    <dc:date>2017-04-28T14:37:58.557738246</dc:date>
    <meta:editing-duration>PT3M26S</meta:editing-duration>
    <meta:editing-cycles>1</meta:editing-cycles>
    <meta:document-statistic meta:table-count="0" meta:image-count="0" meta:object-count="4" meta:page-count="1" meta:paragraph-count="23" meta:word-count="188" meta:character-count="1106" meta:non-whitespace-character-count="865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up>
        <mi>a</mi>
        <mrow>
          <mn>2</mn>
          <mi>n</mi>
        </mrow>
      </msup>
      <mo stretchy="false">=</mo>
      <msup>
        <mrow>
          <mo fence="true" stretchy="false">(</mo>
          <mrow>
            <msup>
              <mi>a</mi>
              <mi>n</mi>
            </msup>
          </mrow>
          <mo fence="true" stretchy="false">)</mo>
        </mrow>
        <mn>2</mn>
      </msup>
    </mrow>
    <annotation encoding="StarMath 5.0">a^{ 2n } = ( a^n ) ^2</annotation>
  </semantics>
</math>
</file>

<file path=Object 2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3/content.xml><?xml version="1.0" encoding="utf-8"?>
<math xmlns="http://www.w3.org/1998/Math/MathML" display="block">
  <semantics>
    <mrow>
      <msub>
        <mi>log</mi>
        <mn>2</mn>
      </msub>
      <mrow>
        <mo fence="true" stretchy="false">(</mo>
        <mrow>
          <mi>n</mi>
        </mrow>
        <mo fence="true" stretchy="false">)</mo>
      </mrow>
    </mrow>
    <annotation encoding="StarMath 5.0">log_2( n )</annotation>
  </semantics>
</math>
</file>

<file path=Object 4/content.xml><?xml version="1.0" encoding="utf-8"?>
<math xmlns="http://www.w3.org/1998/Math/MathML" display="block">
  <semantics>
    <mrow>
      <msup>
        <mi>a</mi>
        <mrow>
          <mn>2</mn>
          <mrow>
            <mi>n</mi>
            <mo stretchy="false">+</mo>
            <mn>1</mn>
          </mrow>
        </mrow>
      </msup>
      <mo stretchy="false">=</mo>
      <mrow>
        <msup>
          <mrow>
            <mo fence="true" stretchy="false">(</mo>
            <mrow>
              <msup>
                <mi>a</mi>
                <mi>n</mi>
              </msup>
            </mrow>
            <mo fence="true" stretchy="false">)</mo>
          </mrow>
          <mn>2</mn>
        </msup>
        <mo stretchy="false">∗</mo>
        <mi>a</mi>
      </mrow>
    </mrow>
    <annotation encoding="StarMath 5.0">a^{ 2n+1 } = ( a^n )^2 * a</annotation>
  </semantics>
</math>
</file>